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8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number-columns-repeated="5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Temp</text:p>
          </table:table-cell>
          <table:table-cell office:value-type="string">
            <text:p>resis</text:p>
          </table:table-cell>
          <table:table-cell table:number-columns-repeated="9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96358">
            <text:p>96358</text:p>
          </table:table-cell>
          <table:table-cell>
            <draw:frame table:end-cell-address="Foglio1.AC50" table:end-x="0.493cm" table:end-y="0.3cm" draw:z-index="0" draw:style-name="gr1" svg:width="60.355cm" svg:height="20.96cm" svg:x="1.06cm" svg:y="0.114cm">
              <draw:object draw:notify-on-update-of-ranges="Foglio1.A3:Foglio1.A3 Foglio1.B4:Foglio1.B42 Foglio1.A4:Foglio1.A4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55046">
            <text:p>55046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554">
            <text:p>32554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39">
            <text:p>25339</text:p>
          </table:table-cell>
          <table:table-cell table:number-columns-repeated="9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24216">
            <text:p>24216</text:p>
          </table:table-cell>
          <table:table-cell table:number-columns-repeated="9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23120">
            <text:p>23120</text:p>
          </table:table-cell>
          <table:table-cell table:number-columns-repeated="9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21880">
            <text:p>21880</text:p>
          </table:table-cell>
          <table:table-cell table:number-columns-repeated="9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20900">
            <text:p>2090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872">
            <text:p>19872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037">
            <text:p>19037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202">
            <text:p>18202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368">
            <text:p>17368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533">
            <text:p>16533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698">
            <text:p>15698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056">
            <text:p>1505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414">
            <text:p>1441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772">
            <text:p>13772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130">
            <text:p>13130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488">
            <text:p>12488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990">
            <text:p>11990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493">
            <text:p>11493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995">
            <text:p>10995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498">
            <text:p>10498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00">
            <text:p>10000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612">
            <text:p>9612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224">
            <text:p>9224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835">
            <text:p>8835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447">
            <text:p>8447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059">
            <text:p>8059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535">
            <text:p>6535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330">
            <text:p>5330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372">
            <text:p>4372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605">
            <text:p>3605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989">
            <text:p>2989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90">
            <text:p>2490</text:p>
          </table:table-cell>
          <table:table-cell table:number-columns-repeated="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53">
            <text:p>1753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56">
            <text:p>1256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15">
            <text:p>915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77">
            <text:p>677</text:p>
          </table:table-cell>
          <table:table-cell table:number-columns-repeated="9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9">19/11/2009</text:date>, <text:time>23.26.2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rio A</meta:initial-creator>
    <meta:creation-date>2009-11-19T22:35:03.65</meta:creation-date>
    <dc:date>2009-11-19T23:26:27.31</dc:date>
    <dc:creator>Dario A</dc:creator>
    <meta:editing-duration>PT00H51M22S</meta:editing-duration>
    <meta:editing-cycles>4</meta:editing-cycles>
    <meta:generator>OpenOffice.org/3.1$Win32 OpenOffice.org_project/310m19$Build-9420</meta:generator>
    <meta:document-statistic meta:table-count="3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60.356cm" svg:height="20.961cm" chart:class="chart:scatter" chart:style-name="ch1">
        <chart:legend chart:legend-position="end" svg:x="57.811cm" svg:y="10.172cm" chart:style-name="ch2"/>
        <chart:plot-area chart:style-name="ch3" table:cell-range-address="Foglio1.A3:Foglio1.A42 Foglio1.B4:Foglio1.B42" chart:data-source-has-labels="row" svg:x="1.207cm" svg:y="0.419cm" svg:width="55.398cm" svg:height="19.70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4:Foglio1.B42" chart:label-cell-address="Foglio1.A3:Foglio1.A3" chart:class="chart:scatter">
            <chart:domain table:cell-range-address="Foglio1.A4:Foglio1.A42"/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 text:id="Foglio1.A3:Foglio1.A3">Te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 text:id="Foglio1.A4:Foglio1.A42">-20</text:p>
              </table:table-cell>
              <table:table-cell office:value-type="float" office:value="96358">
                <text:p text:id="Foglio1.B4:Foglio1.B42">963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55046">
                <text:p>55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2554">
                <text:p>32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5339">
                <text:p>253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4216">
                <text:p>24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3120">
                <text:p>23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1880">
                <text:p>21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0900">
                <text:p>20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9872">
                <text:p>19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9037">
                <text:p>19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8202">
                <text:p>18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7368">
                <text:p>17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6533">
                <text:p>16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698">
                <text:p>15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056">
                <text:p>150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4414">
                <text:p>144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3130">
                <text:p>131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2488">
                <text:p>124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1990">
                <text:p>119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1493">
                <text:p>114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0995">
                <text:p>109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0498">
                <text:p>104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9612">
                <text:p>96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9224">
                <text:p>92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8835">
                <text:p>88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8447">
                <text:p>84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8059">
                <text:p>80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6535">
                <text:p>6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5330">
                <text:p>53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4372">
                <text:p>43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">
                <text:p>55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677">
                <text:p>6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